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31cm" fo:margin-left="1.386cm" table:align="left"/>
    </style:style>
    <style:style style:name="Tabela1.A" style:family="table-column">
      <style:table-column-properties style:column-width="16.531cm"/>
    </style:style>
    <style:style style:name="Tabela1.A1" style:family="table-cell">
      <style:table-cell-properties fo:background-color="#ffff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000000" loext:opacity="100%" style:font-name="Consolas" fo:font-size="10pt" fo:font-style="normal" fo:font-weight="normal" style:font-size-asian="10pt" style:font-style-asian="normal" style:font-weight-asian="normal" style:font-size-complex="10pt"/>
    </style:style>
    <style:style style:name="P6" style:family="paragraph" style:parent-style-name="Standard">
      <style:text-properties fo:color="#000000" loext:opacity="100%" style:font-name="Arial" fo:font-size="10pt" fo:font-style="normal" fo:font-weight="normal" style:font-size-asian="10pt" style:font-style-asian="normal" style:font-weight-asian="norm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paragraph-rsid="00bb7452" style:font-size-asian="10pt" style:font-size-complex="10pt"/>
    </style:style>
    <style:style style:name="P8" style:family="paragraph" style:parent-style-name="Standard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officeooo:paragraph-rsid="00bb7452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indent="0cm" style:auto-text-indent="false" fo:background-color="transparent"/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Consolas" fo:font-size="10pt" style:font-size-asian="10pt" style:font-size-complex="10pt"/>
    </style:style>
    <style:style style:name="P11" style:family="paragraph" style:parent-style-name="Standard" style:list-style-name="L1"/>
    <style:style style:name="P12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font-style="normal" fo:font-weight="normal" officeooo:paragraph-rsid="00bb7452" style:font-size-asian="10pt" style:font-style-asian="normal" style:font-weight-asian="normal" style:font-size-complex="10pt"/>
    </style:style>
    <style:style style:name="P13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font-style="normal" fo:font-weight="normal" officeooo:paragraph-rsid="00c0b5bb" style:font-size-asian="10pt" style:font-style-asian="normal" style:font-weight-asian="normal" style:font-size-complex="10pt"/>
    </style:style>
    <style:style style:name="P14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font-style="normal" fo:font-weight="normal" officeooo:paragraph-rsid="00c71031" style:font-size-asian="10pt" style:font-style-asian="normal" style:font-weight-asian="normal" style:font-size-complex="10pt"/>
    </style:style>
    <style:style style:name="P15" style:family="paragraph" style:parent-style-name="Standard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font-style="normal" fo:font-weight="normal" officeooo:paragraph-rsid="00c0b5bb" style:font-size-asian="10pt" style:font-style-asian="normal" style:font-weight-asian="normal" style:font-size-complex="10pt"/>
    </style:style>
    <style:style style:name="P16" style:family="paragraph" style:parent-style-name="Standard" style:list-style-name="L1">
      <style:text-properties fo:color="#000000" loext:opacity="100%" style:font-name="Arial" fo:font-size="10pt" fo:font-style="normal" fo:font-weight="normal" style:font-size-asian="10pt" style:font-style-asian="normal" style:font-weight-asian="normal" style:font-size-complex="10pt"/>
    </style:style>
    <style:style style:name="P17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000000" loext:opacity="100%" style:font-name="Arial" fo:font-size="10pt" fo:language="gl" fo:country="ES" fo:font-style="normal" fo:font-weight="normal" officeooo:rsid="00c99e31" officeooo:paragraph-rsid="00c99e31" style:font-size-asian="10pt" style:font-style-asian="normal" style:font-weight-asian="normal" style:font-size-complex="10pt"/>
    </style:style>
    <style:style style:name="P18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officeooo:paragraph-rsid="00c0b5bb" style:font-size-asian="10pt" style:font-size-complex="10pt"/>
    </style:style>
    <style:style style:name="P19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style:font-name="Arial" fo:font-size="10pt" officeooo:paragraph-rsid="00bb7452" style:font-size-asian="10pt" style:font-size-complex="10pt"/>
    </style:style>
    <style:style style:name="P20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fo:color="#435489" loext:opacity="100%" style:font-name="Arial" fo:font-size="10pt" fo:font-style="normal" fo:font-weight="normal" officeooo:paragraph-rsid="00c46882" style:font-size-asian="10pt" style:font-style-asian="normal" style:font-weight-asian="normal" style:font-size-complex="10pt"/>
    </style:style>
    <style:style style:name="P21" style:family="paragraph" style:parent-style-name="Standard" style:list-style-name="L1">
      <loext:graphic-properties draw:fill="none"/>
      <style:paragraph-properties fo:margin-top="0cm" fo:margin-bottom="0.247cm" style:contextual-spacing="false" fo:line-height="120%" fo:background-color="transparent"/>
      <style:text-properties officeooo:paragraph-rsid="00c0b5bb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c1feb4" style:font-weight-asian="bold" style:font-weight-complex="bold"/>
    </style:style>
    <style:style style:name="T3" style:family="text">
      <style:text-properties officeooo:rsid="00034f57"/>
    </style:style>
    <style:style style:name="T4" style:family="text">
      <style:text-properties fo:color="#000000" loext:opacity="100%" fo:language="gl" fo:country="ES" fo:font-style="normal" style:text-underline-style="none" fo:font-weight="bold" officeooo:rsid="00bb7452" style:font-style-asian="normal" style:font-weight-asian="bold" style:font-style-complex="normal" style:font-weight-complex="bold"/>
    </style:style>
    <style:style style:name="T5" style:family="text">
      <style:text-properties fo:color="#000000" loext:opacity="100%" fo:language="gl" fo:country="ES" fo:font-style="normal" style:text-underline-style="none" fo:font-weight="bold" officeooo:rsid="00bebe89" style:font-style-asian="normal" style:font-weight-asian="bold" style:font-style-complex="normal" style:font-weight-complex="bold"/>
    </style:style>
    <style:style style:name="T6" style:family="text">
      <style:text-properties fo:color="#000000" loext:opacity="100%" fo:font-style="normal" fo:font-weight="normal" style:font-style-asian="normal" style:font-weight-asian="normal"/>
    </style:style>
    <style:style style:name="T7" style:family="text">
      <style:text-properties fo:color="#000000" loext:opacity="100%" fo:font-style="normal" fo:font-weight="normal" officeooo:rsid="00bf4981" style:font-style-asian="normal" style:font-weight-asian="normal"/>
    </style:style>
    <style:style style:name="T8" style:family="text">
      <style:text-properties fo:color="#000000" loext:opacity="100%" fo:font-style="normal" fo:font-weight="normal" officeooo:rsid="00c0b5bb" style:font-style-asian="normal" style:font-weight-asian="normal"/>
    </style:style>
    <style:style style:name="T9" style:family="text">
      <style:text-properties fo:color="#000000" loext:opacity="100%" style:font-name="Arial" fo:font-size="10pt" fo:font-style="normal" fo:font-weight="normal" style:font-size-asian="10pt" style:font-style-asian="normal" style:font-weight-asian="normal" style:font-size-complex="10pt"/>
    </style:style>
    <style:style style:name="T10" style:family="text">
      <style:text-properties fo:color="#000000" loext:opacity="100%" style:font-name="Arial" fo:font-size="10pt" fo:font-style="normal" fo:font-weight="normal" officeooo:rsid="00c0b5bb" style:font-size-asian="10pt" style:font-style-asian="normal" style:font-weight-asian="normal" style:font-size-complex="10pt"/>
    </style:style>
    <style:style style:name="T11" style:family="text">
      <style:text-properties fo:color="#000000" loext:opacity="100%" style:font-name="Arial" fo:font-size="10pt" fo:font-style="normal" fo:font-weight="normal" officeooo:rsid="00c54f3e" style:font-size-asian="10pt" style:font-style-asian="normal" style:font-weight-asian="normal" style:font-size-complex="10pt"/>
    </style:style>
    <style:style style:name="T12" style:family="text">
      <style:text-properties fo:color="#000000" loext:opacity="100%" style:font-name="Arial" fo:font-size="10pt" fo:language="gl" fo:country="ES" fo:font-style="normal" fo:font-weight="normal" officeooo:rsid="00c0b5bb" style:font-size-asian="10pt" style:font-style-asian="normal" style:font-weight-asian="normal" style:font-size-complex="10pt"/>
    </style:style>
    <style:style style:name="T13" style:family="text">
      <style:text-properties fo:color="#435489" loext:opacity="100%" fo:font-style="normal" fo:font-weight="normal" style:font-style-asian="normal" style:font-weight-asian="normal"/>
    </style:style>
    <style:style style:name="T14" style:family="text">
      <style:text-properties fo:color="#435489" loext:opacity="100%" fo:font-style="normal" fo:font-weight="normal" officeooo:rsid="00c0b5bb" style:font-style-asian="normal" style:font-weight-asian="normal"/>
    </style:style>
    <style:style style:name="T15" style:family="text">
      <style:text-properties fo:color="#435489" loext:opacity="100%" fo:font-style="normal" fo:font-weight="bold" style:font-style-asian="normal" style:font-weight-asian="bold"/>
    </style:style>
    <style:style style:name="T16" style:family="text">
      <style:text-properties fo:color="#435489" loext:opacity="100%" style:font-name="Consolas"/>
    </style:style>
    <style:style style:name="T17" style:family="text">
      <style:text-properties fo:color="#435489" loext:opacity="100%" style:font-name="Consolas" fo:font-weight="bold" style:font-weight-asian="bold"/>
    </style:style>
    <style:style style:name="T18" style:family="text">
      <style:text-properties fo:color="#435489" loext:opacity="100%" style:font-name="Arial" fo:font-size="10pt" fo:font-style="normal" fo:font-weight="normal" style:font-size-asian="10pt" style:font-style-asian="normal" style:font-weight-asian="normal" style:font-size-complex="10pt"/>
    </style:style>
    <style:style style:name="T19" style:family="text">
      <style:text-properties fo:color="#435489" loext:opacity="100%" style:font-name="Arial" fo:font-size="10pt" fo:font-style="normal" fo:font-weight="normal" officeooo:rsid="00c0b5bb" style:font-size-asian="10pt" style:font-style-asian="normal" style:font-weight-asian="normal" style:font-size-complex="10pt"/>
    </style:style>
    <style:style style:name="T20" style:family="text">
      <style:text-properties style:font-name="Consolas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p text:style-name="P7"><text:span text:style-name="T4">M</text:span><text:span text:style-name="T5">ODIFICACIÓN</text:span><text:span text:style-name="T4"> DE TÁBOAS</text:span></text:p>
      <text:p text:style-name="P9"/>
      <text:p text:style-name="P8"><text:span text:style-name="T6">E</text:span><text:span text:style-name="T7">x</text:span><text:span text:style-name="T6">ecut</text:span><text:span text:style-name="T7">a</text:span><text:span text:style-name="T6"> </text:span><text:span text:style-name="T7">o</text:span><text:span text:style-name="T6"> s</text:span><text:span text:style-name="T7">e</text:span><text:span text:style-name="T6">guinte script para crear un</text:span><text:span text:style-name="T7">h</text:span><text:span text:style-name="T6">a base de datos </text:span><text:span text:style-name="T7">ch</text:span><text:span text:style-name="T6">amada </text:span><text:span text:style-name="T13">ventas</text:span><text:span text:style-name="T6">.</text:span></text:p>
      <table:table table:name="Tabela1" table:style-name="Tabela1">
        <table:table-column table:style-name="Tabela1.A"/>
        <table:table-row table:style-name="TableLine1870358912176">
          <table:table-cell table:style-name="Tabela1.A1" office:value-type="string">
            <text:p text:style-name="P3"><text:span text:style-name="T17">DROP </text:span><text:span text:style-name="T16">DATABASE IF </text:span><text:span text:style-name="T17">EXISTS </text:span><text:span text:style-name="T16">ventas</text:span><text:span text:style-name="T20">;</text:span></text:p>
            <text:p text:style-name="P10"><text:span text:style-name="T15">CREATE </text:span><text:span text:style-name="T13">DATABASE ventas </text:span><text:span text:style-name="T15">CHARACTER SET </text:span><text:span text:style-name="T13">latin1</text:span><text:span text:style-name="T6">;</text:span></text:p>
            <text:p text:style-name="P10"><text:span text:style-name="T13">USE ventas</text:span><text:span text:style-name="T6">;</text:span></text:p>
            <text:p text:style-name="P10"><text:span text:style-name="T15">CREATE TABLE </text:span><text:span text:style-name="T13">cliente </text:span><text:span text:style-name="T6">(</text:span></text:p>
            <text:p text:style-name="P10"><text:span text:style-name="T13"><text:s text:c="4"/>id <text:s text:c="13"/></text:span><text:span text:style-name="T15">INT </text:span><text:span text:style-name="T13">UNSIGNED AUTO_INCREMENT </text:span><text:span text:style-name="T15">PRIMARY KEY</text:span><text:span text:style-name="T6">,</text:span></text:p>
            <text:p text:style-name="P10"><text:span text:style-name="T13"><text:s text:c="4"/>nome <text:s text:c="11"/></text:span><text:span text:style-name="T15">VARCHAR</text:span><text:span text:style-name="T6">(25),</text:span></text:p>
            <text:p text:style-name="P10"><text:span text:style-name="T13"><text:s text:c="4"/>primer</text:span><text:span text:style-name="T14">o</text:span><text:span text:style-name="T13">_apelido </text:span><text:span text:style-name="T15">VARCHAR</text:span><text:span text:style-name="T6">(15) </text:span><text:span text:style-name="T15">NOT NULL</text:span><text:span text:style-name="T6">,</text:span></text:p>
            <text:p text:style-name="P10"><text:span text:style-name="T13"><text:s text:c="4"/>cidad</text:span><text:span text:style-name="T14">e</text:span><text:span text:style-name="T13"> <text:s text:c="9"/></text:span><text:span text:style-name="T15">VARCHAR</text:span><text:span text:style-name="T6">(100),</text:span></text:p>
            <text:p text:style-name="P10"><text:span text:style-name="T13"><text:s text:c="4"/>categoria <text:s text:c="6"/></text:span><text:span text:style-name="T15">INT </text:span><text:span text:style-name="T13">UNSIGNED</text:span></text:p>
            <text:p text:style-name="P5">);</text:p>
            <text:p text:style-name="P10"><text:span text:style-name="T15">CREATE TABLE </text:span><text:span text:style-name="T13">comercial </text:span><text:span text:style-name="T6">(</text:span></text:p>
            <text:p text:style-name="P10"><text:span text:style-name="T13"><text:s text:c="4"/>id <text:s text:c="6"/></text:span><text:span text:style-name="T15">INT <text:s text:c="9"/></text:span><text:span text:style-name="T13">UNSIGNED AUTO_INCREMENT </text:span><text:span text:style-name="T15">PRIMARY KEY</text:span><text:span text:style-name="T6">,</text:span></text:p>
            <text:p text:style-name="P10"><text:span text:style-name="T13"><text:s text:c="4"/>nome <text:s text:c="4"/></text:span><text:span text:style-name="T15">VARCHAR</text:span><text:span text:style-name="T6">(100) </text:span><text:span text:style-name="T15">NOT NULL</text:span><text:span text:style-name="T6">,</text:span></text:p>
            <text:p text:style-name="P10"><text:span text:style-name="T13"><text:s text:c="4"/>apelido1 </text:span><text:span text:style-name="T15">VARCHAR</text:span><text:span text:style-name="T6">(100) </text:span><text:span text:style-name="T15">NOT NULL</text:span><text:span text:style-name="T6">,</text:span></text:p>
            <text:p text:style-name="P10"><text:span text:style-name="T13"><text:s text:c="4"/>apelido2 </text:span><text:span text:style-name="T15">VARCHAR</text:span><text:span text:style-name="T6">(100),</text:span></text:p>
            <text:p text:style-name="P10"><text:span text:style-name="T13"><text:s text:c="4"/>cidad</text:span><text:span text:style-name="T14">e</text:span><text:span text:style-name="T13"> <text:s text:c="2"/></text:span><text:span text:style-name="T15">VARCHAR</text:span><text:span text:style-name="T6">(100),</text:span></text:p>
            <text:p text:style-name="P10"><text:span text:style-name="T13"><text:s text:c="4"/>comision </text:span><text:span text:style-name="T15">FLOAT</text:span></text:p>
            <text:p text:style-name="P4">);</text:p>
          </table:table-cell>
        </table:table-row>
      </table:table>
      <text:list xml:id="list1980886546" text:style-name="L1">
        <text:list-header>
          <text:p text:style-name="P12"/>
        </text:list-header>
        <text:list-item>
          <text:p text:style-name="P18"><text:span text:style-name="T7">Investiga a</text:span><text:span text:style-name="T6"> sentencia SQL </text:span><text:span text:style-name="T7">que se </text:span><text:span text:style-name="T6">debería e</text:span><text:span text:style-name="T7">x</text:span><text:span text:style-name="T6">ecutar para modificar </text:span><text:span text:style-name="T7">a codificación </text:span><text:span text:style-name="T6">da base de datos </text:span><text:span text:style-name="T7">e</text:span><text:span text:style-name="T6"> utilizar </text:span><text:span text:style-name="T13">utf8mb4 </text:span><text:span text:style-name="T6">en lugar de </text:span><text:span text:style-name="T13">latin1</text:span><text:span text:style-name="T6">.</text:span></text:p>
          <text:p text:style-name="P20">ALTER DATABASE ventas CHARACTER SET utf8mb4;</text:p>
        </text:list-item>
        <text:list-item>
          <text:p text:style-name="P18"><text:span text:style-name="T6">Modifi</text:span><text:span text:style-name="T8">ca</text:span><text:span text:style-name="T6"> a columna </text:span><text:span text:style-name="T13">nome </text:span><text:span text:style-name="T6">da t</text:span><text:span text:style-name="T8">á</text:span><text:span text:style-name="T6">b</text:span><text:span text:style-name="T8">o</text:span><text:span text:style-name="T6">a </text:span><text:span text:style-name="T13">cliente </text:span><text:span text:style-name="T6">para que p</text:span><text:span text:style-name="T8">oi</text:span><text:span text:style-name="T6">da almacenar cadeas de </text:span><text:span text:style-name="T8">a</text:span><text:span text:style-name="T6">ta 100 caracteres </text:span><text:span text:style-name="T8">e</text:span><text:span text:style-name="T6"> para que no</text:span><text:span text:style-name="T8">n</text:span><text:span text:style-name="T6"> p</text:span><text:span text:style-name="T8">oi</text:span><text:span text:style-name="T6">da ser </text:span><text:span text:style-name="T13">NULL</text:span><text:span text:style-name="T6">.</text:span></text:p>
          <text:p text:style-name="P13">ALTER TABLE cliente <text:line-break/><text:tab/>DROP COLUMN nome,<text:line-break/> <text:s text:c="3"/>ADD COLUMN nome VARCHAR(100) NOT NULL<text:line-break/>;</text:p>
        </text:list-item>
        <text:list-item>
          <text:p text:style-name="P21"><text:span text:style-name="T10">Indica a </text:span><text:span text:style-name="T12">sentenza</text:span><text:span text:style-name="T9"> </text:span><text:span text:style-name="T10">que habería que executar </text:span><text:span text:style-name="T9">para comprobar que </text:span><text:span text:style-name="T10">o</text:span><text:span text:style-name="T9"> cambio </text:span><text:span text:style-name="T10">anterior se executou </text:span><text:span text:style-name="T9">correctamente.</text:span></text:p>
          <text:p text:style-name="P17">DESCRIBE cliente</text:p>
        </text:list-item>
        <text:list-item>
          <text:p text:style-name="P21"><text:span text:style-name="T9">Modifi</text:span><text:span text:style-name="T10">ca</text:span><text:span text:style-name="T9"> </text:span><text:span text:style-name="T10">o</text:span><text:span text:style-name="T9"> nome da columna </text:span><text:span text:style-name="T18">prime</text:span><text:span text:style-name="T19">i</text:span><text:span text:style-name="T18">r</text:span><text:span text:style-name="T19">o</text:span><text:span text:style-name="T18">_apelido </text:span><text:span text:style-name="T10">e </text:span><text:span text:style-name="T9"><text:s/>asígn</text:span><text:span text:style-name="T10">a</text:span><text:span text:style-name="T9">l</text:span><text:span text:style-name="T10">l</text:span><text:span text:style-name="T9">e </text:span><text:span text:style-name="T18">apelido1</text:span><text:span text:style-name="T9">. Tam</text:span><text:span text:style-name="T10">én </text:span><text:span text:style-name="T9">terá que permitir que p</text:span><text:span text:style-name="T10">oida</text:span><text:span text:style-name="T9"> almacenar </text:span><text:span text:style-name="T10">ata </text:span><text:span text:style-name="T9">100 caracteres </text:span><text:span text:style-name="T10">e</text:span><text:span text:style-name="T9"> que no</text:span><text:span text:style-name="T10">n</text:span><text:span text:style-name="T9"> p</text:span><text:span text:style-name="T10">oi</text:span><text:span text:style-name="T9">da ser un valor </text:span><text:span text:style-name="T18">NULL</text:span><text:span text:style-name="T9">.</text:span></text:p>
          <text:p text:style-name="P21"><text:span text:style-name="T9">ALTER TABLE cliente <text:line-break/> DROP COLUMN primeiro_apelido,<text:line-break/> ADD COLUMN apelido</text:span><text:span text:style-name="T11">1</text:span><text:span text:style-name="T9"> VARCHAR(100) NOT NULL<text:line-break/>;</text:span></text:p>
        </text:list-item>
      </text:list>
      <text:p text:style-name="P15"/>
      <text:p text:style-name="P15"/>
      <text:list xml:id="list82613334690280" text:continue-numbering="true" text:style-name="L1">
        <text:list-item>
          <text:p text:style-name="P11"><text:soft-page-break/><text:span text:style-name="T10">Engade </text:span><text:span text:style-name="T9">un</text:span><text:span text:style-name="T10">h</text:span><text:span text:style-name="T9">a n</text:span><text:span text:style-name="T10">o</text:span><text:span text:style-name="T9">va columna </text:span><text:span text:style-name="T10">á </text:span><text:span text:style-name="T9">t</text:span><text:span text:style-name="T10">á</text:span><text:span text:style-name="T9">b</text:span><text:span text:style-name="T10">o</text:span><text:span text:style-name="T9">a </text:span><text:span text:style-name="T18">cliente </text:span><text:span text:style-name="T9">para poder almacenar </text:span><text:span text:style-name="T10">o</text:span><text:span text:style-name="T9"> segundo apelido. </text:span><text:span text:style-name="T12">Deberá chamarse</text:span><text:span text:style-name="T9"> </text:span><text:span text:style-name="T18">apelido2 </text:span><text:span text:style-name="T19">e </text:span><text:span text:style-name="T9">debe</text:span><text:span text:style-name="T10">rá</text:span><text:span text:style-name="T9"> estar entre a columna </text:span><text:span text:style-name="T18">apelido1 </text:span><text:span text:style-name="T10">e a columna</text:span><text:span text:style-name="T9"> </text:span><text:span text:style-name="T18">cidad</text:span><text:span text:style-name="T19">e</text:span><text:span text:style-name="T9">, p</text:span><text:span text:style-name="T10">o</text:span><text:span text:style-name="T9">de almacenar ata 100 caracteres </text:span><text:span text:style-name="T10">e</text:span><text:span text:style-name="T9"> p</text:span><text:span text:style-name="T10">o</text:span><text:span text:style-name="T9">de ser </text:span><text:span text:style-name="T18">NULL</text:span><text:span text:style-name="T9">.</text:span></text:p>
          <text:p text:style-name="P16"/>
        </text:list-item>
      </text:list>
      <text:p text:style-name="P6"/>
      <text:list xml:id="list82613163140638" text:continue-numbering="true" text:style-name="L1">
        <text:list-item>
          <text:p text:style-name="P19"><text:span text:style-name="T6">Elimin</text:span><text:span text:style-name="T8">a</text:span><text:span text:style-name="T6"> a columna </text:span><text:span text:style-name="T13">categoria </text:span><text:span text:style-name="T6">da t</text:span><text:span text:style-name="T8">á</text:span><text:span text:style-name="T6">b</text:span><text:span text:style-name="T8">o</text:span><text:span text:style-name="T6">a </text:span><text:span text:style-name="T13">cliente</text:span><text:span text:style-name="T6">.</text:span></text:p>
          <text:p text:style-name="P14">ALTER TABLE cliente <text:s text:c="3"/></text:p>
          <text:p text:style-name="P14"><text:s/>DROP COLUMN categoria;<text:line-break/></text:p>
        </text:list-item>
        <text:list-item>
          <text:p text:style-name="P19"><text:span text:style-name="T6">Modifi</text:span><text:span text:style-name="T8">ca</text:span><text:span text:style-name="T6"> a columna </text:span><text:span text:style-name="T13">comision </text:span><text:span text:style-name="T6">da t</text:span><text:span text:style-name="T8">á</text:span><text:span text:style-name="T6">b</text:span><text:span text:style-name="T8">o</text:span><text:span text:style-name="T6">a </text:span><text:span text:style-name="T13">comercial </text:span><text:span text:style-name="T6">para que almacene por defecto </text:span><text:span text:style-name="T8">o</text:span><text:span text:style-name="T6"> valor 10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adornments="Norm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language-asian="gl" style:country-asian="ES" style:font-size-complex="12pt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/>
    </style:style>
    <style:style style:name="formula1" style:family="paragraph" style:parent-style-name="tx1" style:default-outline-level="">
      <style:paragraph-properties fo:margin-top="0.635cm" fo:margin-bottom="0.635cm" style:contextual-spacing="false" fo:text-align="center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color="#667dd1" loext:opacity="100%" fo:font-size="12pt" style:font-size-asian="12pt"/>
    </style:style>
    <style:style style:name="ListLabel_20_26" style:display-name="ListLabel 26" style:family="text">
      <style:text-properties style:use-window-font-color="true" loext:opacity="0%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7">
      <text:list-level-style-bullet text:level="1" text:style-name="ListLabel_20_14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c1feb4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4 DESEÑO FÍSICO DE BD - DDL</text:user-defined><text:tab/> <text:s text:c="3"/><text:tab/><text:span text:style-name="MT1">BOLETÍN </text:span><text:span text:style-name="MT2">4</text:span></text:p>
      </style:header>
      <style:footer>
        <text:p text:style-name="MP2"><text:tab/><text:page-number text:select-page="current">2</text:page-number> <text:span text:style-name="MT3">de </text:span><text:span text:style-name="MT3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14</meta:editing-cycles>
    <meta:editing-duration>P1DT23H39M32S</meta:editing-duration>
    <dc:date>2022-01-25T08:26:12.524000000</dc:date>
    <meta:document-statistic meta:table-count="1" meta:image-count="0" meta:object-count="0" meta:page-count="2" meta:paragraph-count="35" meta:word-count="281" meta:character-count="1861" meta:non-whitespace-character-count="1494"/>
    <meta:user-defined meta:name="MODULO"/>
    <meta:user-defined meta:name="UD">UD4 DESEÑO FÍSICO DE BD - DDL</meta:user-defined>
  </office:meta>
</office:document-meta>
</file>